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Gravity in your location </text:p>
            <text:p>(otherwise use the standard value</text:p>
            <text:p>of 9.80665m/s^2)</text:p>
          </table:table-cell>
          <table:table-cell office:value-type="float" office:value="9.8134" calcext:value-type="float">
            <text:p>9.8134</text:p>
          </table:table-cell>
          <table:table-cell office:value-type="string" calcext:value-type="string">
            <text:p>Raw bias</text:p>
          </table:table-cell>
          <table:table-cell table:style-name="ce4" office:value-type="string" calcext:value-type="string">
            <text:p>Bias</text:p>
            <text:p>Adjusted to</text:p>
            <text:p>Coordinate</text:p>
            <text:p>system and</text:p>
            <text:p>Factor</text:p>
          </table:table-cell>
          <table:table-cell/>
          <table:table-cell office:value-type="string" calcext:value-type="string">
            <text:p>Raw value</text:p>
            <text:p>Without bias</text:p>
          </table:table-cell>
          <table:table-cell table:style-name="ce4" office:value-type="string" calcext:value-type="string">
            <text:p>Factor</text:p>
            <text:p>Adjusted for</text:p>
            <text:p>coordinate</text:p>
            <text:p>System</text:p>
          </table:table-cell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Measurements taken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Original position (Z down)</text:p>
          </table:table-cell>
          <table:table-cell office:value-type="string" calcext:value-type="string">
            <text:p>Accel Z</text:p>
          </table:table-cell>
          <table:table-cell office:value-type="float" office:value="0.998805" calcext:value-type="float">
            <text:p>0.998805</text:p>
          </table:table-cell>
          <table:table-cell table:style-name="ce3" table:formula="of:= ([.$D14] + [.$D8]) / 2" office:value-type="float" office:value="-0.00419750000000008" calcext:value-type="float">
            <text:p>-0.0041975</text:p>
          </table:table-cell>
          <table:table-cell table:style-name="ce4" table:formula="of:= [.E8]*[.I8]" office:value-type="float" office:value="0.0410684385133644" calcext:value-type="float">
            <text:p>0.041068438513364</text:p>
          </table:table-cell>
          <table:table-cell/>
          <table:table-cell table:formula="of:=[.D14] - [.E8]" office:value-type="float" office:value="-1.0030025" calcext:value-type="float">
            <text:p>-1.0030025</text:p>
          </table:table-cell>
          <table:table-cell table:style-name="ce4" table:formula="of:=[.D3]/[.H8]" office:value-type="float" office:value="-9.78402346953273" calcext:value-type="float">
            <text:p>-9.78402346953273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Z</text:p>
          </table:table-cell>
          <table:table-cell office:value-type="float" office:value="0.171998" calcext:value-type="float">
            <text:p>0.171998</text:p>
          </table:table-cell>
          <table:table-cell/>
          <table:table-cell table:style-name="ce4" table:formula="of:=-([.D10]+[.D16])/2" office:value-type="float" office:value="-0.168634" calcext:value-type="float">
            <text:p>-0.168634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Z</text:p>
          </table:table-cell>
          <table:table-cell office:value-type="float" office:value="-50.765846" calcext:value-type="float">
            <text:p>-50.765846</text:p>
          </table:table-cell>
          <table:table-cell table:style-name="ce3" table:formula="of:= ([.D18] + [.D12]) / 2" office:value-type="float" office:value="3.46763" calcext:value-type="float">
            <text:p>3.46763</text:p>
          </table:table-cell>
          <table:table-cell table:style-name="ce4" table:formula="of:= [.E12] * [.I12]" office:value-type="float" office:value="-3.46763" calcext:value-type="float">
            <text:p>-3.46763</text:p>
          </table:table-cell>
          <table:table-cell/>
          <table:table-cell table:formula="of:=[.D18] - [.E12]" office:value-type="float" office:value="54.233476" calcext:value-type="float">
            <text:p>54.233476</text:p>
          </table:table-cell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3">
          <table:table-cell/>
          <table:table-cell table:style-name="ce5" office:value-type="string" calcext:value-type="string">
            <text:p>Flip 180deg around the X axis </text:p>
            <text:p>(Z up)</text:p>
          </table:table-cell>
          <table:table-cell office:value-type="string" calcext:value-type="string">
            <text:p>Accel Z</text:p>
          </table:table-cell>
          <table:table-cell office:value-type="float" office:value="-1.0072" calcext:value-type="float">
            <text:p>-1.0072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Z</text:p>
          </table:table-cell>
          <table:table-cell office:value-type="float" office:value="0.16527" calcext:value-type="float">
            <text:p>0.16527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Z</text:p>
          </table:table-cell>
          <table:table-cell office:value-type="float" office:value="57.701106" calcext:value-type="float">
            <text:p>57.701106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Y axis up</text:p>
          </table:table-cell>
          <table:table-cell office:value-type="string" calcext:value-type="string">
            <text:p>Accel Y</text:p>
          </table:table-cell>
          <table:table-cell office:value-type="float" office:value="-0.991125" calcext:value-type="float">
            <text:p>-0.991125</text:p>
          </table:table-cell>
          <table:table-cell table:style-name="ce3" table:formula="of:= ([.$D26] + [.$D20]) / 2" office:value-type="float" office:value="0.0127950000000001" calcext:value-type="float">
            <text:p>0.012795</text:p>
          </table:table-cell>
          <table:table-cell table:style-name="ce4" table:formula="of:= [.E20]*[.I20]" office:value-type="float" office:value="-0.125072170093235" calcext:value-type="float">
            <text:p>-0.125072170093235</text:p>
          </table:table-cell>
          <table:table-cell/>
          <table:table-cell table:formula="of:= [.D20] - [.E20]" office:value-type="float" office:value="-1.00392" calcext:value-type="float">
            <text:p>-1.00392</text:p>
          </table:table-cell>
          <table:table-cell table:style-name="ce4" table:formula="of:=[.D3]/[.H20]" office:value-type="float" office:value="-9.77508167981513" calcext:value-type="float">
            <text:p>-9.77508167981513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Y</text:p>
          </table:table-cell>
          <table:table-cell office:value-type="float" office:value="-0.040892" calcext:value-type="float">
            <text:p>-0.040892</text:p>
          </table:table-cell>
          <table:table-cell/>
          <table:table-cell table:style-name="ce4" table:formula="of:=-([.D22]+[.D28])/2" office:value-type="float" office:value="0.0372755" calcext:value-type="float">
            <text:p>0.0372755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Y</text:p>
          </table:table-cell>
          <table:table-cell office:value-type="float" office:value="37.890975" calcext:value-type="float">
            <text:p>37.890975</text:p>
          </table:table-cell>
          <table:table-cell table:style-name="ce3" table:formula="of:= ([.D30] + [.D24]) / 2" office:value-type="float" office:value="-17.04212" calcext:value-type="float">
            <text:p>-17.04212</text:p>
          </table:table-cell>
          <table:table-cell table:style-name="ce4" table:formula="of:= [.E24] * [.I24]" office:value-type="float" office:value="16.8250743201183" calcext:value-type="float">
            <text:p>16.8250743201183</text:p>
          </table:table-cell>
          <table:table-cell/>
          <table:table-cell table:formula="of:= [.D24] - [.E24]" office:value-type="float" office:value="54.933095" calcext:value-type="float">
            <text:p>54.933095</text:p>
          </table:table-cell>
          <table:table-cell table:style-name="ce4" table:formula="of:=-([.H12]/[.H24])" office:value-type="float" office:value="-0.987264161977402" calcext:value-type="float">
            <text:p>-0.987264161977402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Y axis down</text:p>
          </table:table-cell>
          <table:table-cell office:value-type="string" calcext:value-type="string">
            <text:p>Accel Y</text:p>
          </table:table-cell>
          <table:table-cell office:value-type="float" office:value="1.016715" calcext:value-type="float">
            <text:p>1.016715</text:p>
          </table:table-cell>
          <table:table-cell/>
          <table:table-cell table:style-name="ce4"/>
          <table:table-cell/>
          <table:table-cell table:formula="of:=[.D26]-[.F20]" office:value-type="float" office:value="1.14178717009324" calcext:value-type="float">
            <text:p>1.14178717009324</text:p>
          </table:table-cell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Y</text:p>
          </table:table-cell>
          <table:table-cell office:value-type="float" office:value="-0.033659" calcext:value-type="float">
            <text:p>-0.033659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Y</text:p>
          </table:table-cell>
          <table:table-cell office:value-type="float" office:value="-71.975215" calcext:value-type="float">
            <text:p>-71.975215</text:p>
          </table:table-cell>
          <table:table-cell/>
          <table:table-cell table:style-name="ce4"/>
          <table:table-cell/>
          <table:table-cell table:formula="of:=[.D30]-[.F24]" office:value-type="float" office:value="-88.8002893201183" calcext:value-type="float">
            <text:p>-88.8002893201183</text:p>
          </table:table-cell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Turn X axis up</text:p>
          </table:table-cell>
          <table:table-cell office:value-type="string" calcext:value-type="string">
            <text:p>Accel X</text:p>
          </table:table-cell>
          <table:table-cell office:value-type="float" office:value="0.969043" calcext:value-type="float">
            <text:p>0.969043</text:p>
          </table:table-cell>
          <table:table-cell table:style-name="ce3" table:formula="of:= ([.$D38] + [.$D32]) / 2" office:value-type="float" office:value="-0.028093" calcext:value-type="float">
            <text:p>-0.028093</text:p>
          </table:table-cell>
          <table:table-cell table:style-name="ce4" table:formula="of:= [.E32]*[.I32]" office:value-type="float" office:value="-0.276479684015019" calcext:value-type="float">
            <text:p>-0.276479684015019</text:p>
          </table:table-cell>
          <table:table-cell/>
          <table:table-cell table:formula="of:= [.D32] - [.E32]" office:value-type="float" office:value="0.997136" calcext:value-type="float">
            <text:p>0.997136</text:p>
          </table:table-cell>
          <table:table-cell table:style-name="ce4" table:formula="of:=[.D3]/[.H32]" office:value-type="float" office:value="9.84158630317229" calcext:value-type="float">
            <text:p>9.84158630317229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Gyro X</text:p>
          </table:table-cell>
          <table:table-cell office:value-type="float" office:value="-0.15442" calcext:value-type="float">
            <text:p>-0.15442</text:p>
          </table:table-cell>
          <table:table-cell/>
          <table:table-cell table:style-name="ce4" table:formula="of:=([.D34]+[.D40])/2" office:value-type="float" office:value="-0.1531185" calcext:value-type="float">
            <text:p>-0.1531185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table:style-name="ce5"/>
          <table:table-cell office:value-type="string" calcext:value-type="string">
            <text:p>Mag X</text:p>
          </table:table-cell>
          <table:table-cell office:value-type="float" office:value="-72.71333" calcext:value-type="float">
            <text:p>-72.71333</text:p>
          </table:table-cell>
          <table:table-cell table:style-name="ce3" table:formula="of:= ([.D42] + [.D36]) / 2" office:value-type="float" office:value="-16.3788915" calcext:value-type="float">
            <text:p>-16.3788915</text:p>
          </table:table-cell>
          <table:table-cell table:style-name="ce4" table:formula="of:= [.E36] * [.I36]" office:value-type="float" office:value="-15.9714594965599" calcext:value-type="float">
            <text:p>-15.9714594965599</text:p>
          </table:table-cell>
          <table:table-cell/>
          <table:table-cell table:formula="of:= [.D36] - [.E36]" office:value-type="float" office:value="-56.3344385" calcext:value-type="float">
            <text:p>-56.3344385</text:p>
          </table:table-cell>
          <table:table-cell table:style-name="ce4" table:formula="of:=-([.H24]/[.H36])" office:value-type="float" office:value="0.975124567896421" calcext:value-type="float">
            <text:p>0.975124567896421</text:p>
          </table:table-cell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urn X axis down</text:p>
          </table:table-cell>
          <table:table-cell office:value-type="string" calcext:value-type="string">
            <text:p>Accel X</text:p>
          </table:table-cell>
          <table:table-cell office:value-type="float" office:value="-1.025229" calcext:value-type="float">
            <text:p>-1.025229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yro X</text:p>
          </table:table-cell>
          <table:table-cell office:value-type="float" office:value="-0.151817" calcext:value-type="float">
            <text:p>-0.15181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g X</text:p>
          </table:table-cell>
          <table:table-cell office:value-type="float" office:value="39.955547" calcext:value-type="float">
            <text:p>39.955547</text:p>
          </table:table-cell>
          <table:table-cell table:number-columns-repeated="5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6:06:58.775208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23:04:57.329080215</meta:creation-date>
    <dc:date>2020-07-06T00:36:57.906000099</dc:date>
    <meta:editing-duration>PT12H27M1S</meta:editing-duration>
    <meta:editing-cycles>9</meta:editing-cycles>
    <meta:generator>LibreOffice/6.4.4.2$Linux_X86_64 LibreOffice_project/40$Build-2</meta:generator>
    <meta:document-statistic meta:table-count="1" meta:cell-count="78" meta:object-count="0"/>
  </office:meta>
</office:document-meta>
</file>